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05.10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0.5" table:formula="of:=[.A6]*([.D6]+50*[.C6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1" table:formula="of:=[.A7]*([.D7]+50*[.C7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1.5" table:formula="of:=[.A9]*([.D9]+50*[.C9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30" table:formula="of:=[.A10]*([.D10]+50*[.C10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2" table:formula="of:=[.A11]*([.D11]+50*[.C11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4" table:style-name="ce9">
            <text:p>24</text:p>
          </table:table-cell>
          <table:table-cell office:value-type="currency" office:value="120" table:formula="of:=[.A12]*([.D12]+25*[.C12])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200" table:formula="of:=[.A14]*[.D14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94.1" table:formula="of:=SUM([.E6:.E18])" table:number-columns-spanned="2" table:number-rows-spanned="1" table:style-name="ce12">
            <text:p>CHF 694,1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subject>État du contenu de la caisse à instant T</dc:subject>
    <dc:creator>clara tavernier</dc:creator>
    <meta:creation-date>2019-04-15T09:02:29Z</meta:creation-date>
    <dc:date>2023-10-05T10:51:40Z</dc:date>
    <meta:editing-cycles>13</meta:editing-cycles>
    <meta:editing-duration>PT0S</meta:editing-duration>
  </office:meta>
</office:document-meta>
</file>